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-16941" calcext:value-type="float">
            <text:p>-16941</text:p>
          </table:table-cell>
          <table:table-cell/>
          <table:table-cell table:formula="of:=[.E84]-[.E83]" office:value-type="float" office:value="-20852" calcext:value-type="float">
            <text:p>-20852</text:p>
          </table:table-cell>
          <table:table-cell/>
          <table:table-cell table:formula="of:=[.H83]+[.G84]" office:value-type="float" office:value="21742" calcext:value-type="float">
            <text:p>21742</text:p>
          </table:table-cell>
          <table:table-cell/>
          <table:table-cell table:formula="of:=[.I84]-[.I83]" office:value-type="float" office:value="-50" calcext:value-type="float">
            <text:p>-5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21742" calcext:value-type="float">
            <text:p>21742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21742" calcext:value-type="float">
            <text:p>21742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21742" calcext:value-type="float">
            <text:p>21742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21742" calcext:value-type="float">
            <text:p>21742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21742" calcext:value-type="float">
            <text:p>21742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21742" calcext:value-type="float">
            <text:p>21742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21742" calcext:value-type="float">
            <text:p>21742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21742" calcext:value-type="float">
            <text:p>21742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21742" calcext:value-type="float">
            <text:p>21742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21742" calcext:value-type="float">
            <text:p>21742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21742" calcext:value-type="float">
            <text:p>21742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21742" calcext:value-type="float">
            <text:p>21742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21742" calcext:value-type="float">
            <text:p>21742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21742" calcext:value-type="float">
            <text:p>21742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21742" calcext:value-type="float">
            <text:p>21742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1742" calcext:value-type="float">
            <text:p>21742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1742" calcext:value-type="float">
            <text:p>21742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1742" calcext:value-type="float">
            <text:p>21742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1742" calcext:value-type="float">
            <text:p>21742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1742" calcext:value-type="float">
            <text:p>21742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1742" calcext:value-type="float">
            <text:p>21742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1742" calcext:value-type="float">
            <text:p>21742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1742" calcext:value-type="float">
            <text:p>21742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1742" calcext:value-type="float">
            <text:p>21742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1742" calcext:value-type="float">
            <text:p>21742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03:21:29.929745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19T03:22:24.640271719</dc:date>
    <meta:editing-cycles>90</meta:editing-cycles>
    <meta:editing-duration>P17DT7H44M46S</meta:editing-duration>
    <meta:generator>LibreOffice/6.0.3.2$Linux_X86_64 LibreOffice_project/00m0$Build-2</meta:generator>
    <meta:document-statistic meta:table-count="1" meta:cell-count="9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